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01a4d6d" officeooo:paragraph-rsid="001a4d6d" style:font-weight-asian="bold" style:font-weight-complex="bold"/>
    </style:style>
    <style:style style:name="P2" style:family="paragraph" style:parent-style-name="Standard">
      <style:text-properties style:text-underline-style="none" fo:font-weight="normal" officeooo:rsid="001ac419" officeooo:paragraph-rsid="001ac419" style:font-weight-asian="normal" style:font-weight-complex="normal"/>
    </style:style>
    <style:style style:name="P3" style:family="paragraph" style:parent-style-name="Standard">
      <style:text-properties style:text-underline-style="none" fo:font-weight="normal" officeooo:rsid="001ecd6b" officeooo:paragraph-rsid="001ecd6b" style:font-weight-asian="normal" style:font-weight-complex="normal"/>
    </style:style>
    <style:style style:name="P4" style:family="paragraph" style:parent-style-name="Standard">
      <style:text-properties style:text-underline-style="none" fo:font-weight="normal" officeooo:rsid="001ef841" officeooo:paragraph-rsid="001ef841" style:font-weight-asian="normal" style:font-weight-complex="normal"/>
    </style:style>
    <style:style style:name="P5"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6" style:family="paragraph" style:parent-style-name="Preformatted_20_Text">
      <style:paragraph-properties fo:margin-top="0cm" fo:margin-bottom="0.499cm" style:contextual-spacing="false" fo:orphans="2" fo:widows="2"/>
      <style:text-properties fo:font-variant="normal" fo:text-transform="none" fo:color="#000000" loext:opacity="100%" fo:letter-spacing="normal" fo:font-style="normal" fo:font-weight="normal"/>
    </style:style>
    <style:style style:name="P7" style:family="paragraph" style:parent-style-name="Preformatted_20_Text">
      <style:text-properties fo:font-variant="normal" fo:text-transform="none" fo:color="#000000" loext:opacity="100%" fo:letter-spacing="normal" fo:font-style="normal" fo:font-weight="normal" officeooo:paragraph-rsid="00729385"/>
    </style:style>
    <style:style style:name="P8"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loext:opacity="100%" fo:letter-spacing="normal" fo:font-style="normal" fo:font-weight="normal"/>
    </style:style>
    <style:style style:name="P9" style:family="paragraph" style:parent-style-name="Preformatted_20_Text">
      <style:paragraph-properties fo:orphans="2" fo:widows="2"/>
      <style:text-properties fo:font-variant="normal" fo:text-transform="none" fo:color="#000000" loext:opacity="100%" fo:letter-spacing="normal"/>
    </style:style>
    <style:style style:name="P10" style:family="paragraph" style:parent-style-name="Standard">
      <style:text-properties style:text-underline-style="none" fo:font-weight="normal" officeooo:rsid="001ef841" officeooo:paragraph-rsid="001ef841" style:font-weight-asian="normal" style:font-weight-complex="normal"/>
    </style:style>
    <style:style style:name="P11" style:family="paragraph" style:parent-style-name="Standard">
      <style:text-properties style:text-underline-style="none" fo:font-weight="normal" officeooo:rsid="00249d33" officeooo:paragraph-rsid="00249d33" style:font-weight-asian="normal" style:font-weight-complex="normal"/>
    </style:style>
    <style:style style:name="P12" style:family="paragraph" style:parent-style-name="Standard">
      <style:text-properties style:text-underline-style="none" fo:font-weight="normal" officeooo:rsid="00267e20" officeooo:paragraph-rsid="00267e20" style:font-weight-asian="normal" style:font-weight-complex="normal"/>
    </style:style>
    <style:style style:name="P13" style:family="paragraph" style:parent-style-name="Standard">
      <style:text-properties style:text-underline-style="none" fo:font-weight="normal" officeooo:rsid="0035f575" officeooo:paragraph-rsid="0035f575" style:font-weight-asian="normal" style:font-weight-complex="normal"/>
    </style:style>
    <style:style style:name="P14" style:family="paragraph" style:parent-style-name="Standard">
      <style:text-properties style:text-underline-style="none" fo:font-weight="normal" officeooo:rsid="003b9b60" officeooo:paragraph-rsid="003b9b60" style:font-weight-asian="normal" style:font-weight-complex="normal"/>
    </style:style>
    <style:style style:name="P15" style:family="paragraph" style:parent-style-name="Standard">
      <style:text-properties style:text-underline-style="none" fo:font-weight="normal" officeooo:rsid="004534df" officeooo:paragraph-rsid="004534df" style:font-weight-asian="normal" style:font-weight-complex="normal"/>
    </style:style>
    <style:style style:name="P16" style:family="paragraph" style:parent-style-name="Standard">
      <style:text-properties style:text-underline-style="none" fo:font-weight="normal" officeooo:rsid="00558d05" officeooo:paragraph-rsid="00558d05" style:font-weight-asian="normal" style:font-weight-complex="normal"/>
    </style:style>
    <style:style style:name="P17" style:family="paragraph" style:parent-style-name="Standard" style:list-style-name="L2">
      <style:text-properties style:text-underline-style="none" fo:font-weight="normal" officeooo:rsid="005ab5bb" officeooo:paragraph-rsid="005ab5bb" style:font-weight-asian="normal" style:font-weight-complex="normal"/>
    </style:style>
    <style:style style:name="P18" style:family="paragraph" style:parent-style-name="Standard">
      <style:text-properties style:text-underline-style="none" fo:font-weight="normal" officeooo:rsid="005ab5bb" officeooo:paragraph-rsid="005ab5bb" style:font-weight-asian="normal" style:font-weight-complex="normal"/>
    </style:style>
    <style:style style:name="P19" style:family="paragraph" style:parent-style-name="Standard">
      <style:text-properties style:text-underline-style="none" fo:font-weight="normal" officeooo:rsid="005d8951" officeooo:paragraph-rsid="005d8951" style:font-weight-asian="normal" style:font-weight-complex="normal"/>
    </style:style>
    <style:style style:name="P20" style:family="paragraph" style:parent-style-name="Standard">
      <style:text-properties style:text-underline-style="none" fo:font-weight="normal" officeooo:rsid="00608906" officeooo:paragraph-rsid="00608906" style:font-weight-asian="normal" style:font-weight-complex="normal"/>
    </style:style>
    <style:style style:name="P21" style:family="paragraph" style:parent-style-name="Standard">
      <style:text-properties style:text-underline-style="none" fo:font-weight="normal" officeooo:rsid="0062b5d6" officeooo:paragraph-rsid="0062b5d6" style:font-weight-asian="normal" style:font-weight-complex="normal"/>
    </style:style>
    <style:style style:name="P22" style:family="paragraph" style:parent-style-name="Standard" style:list-style-name="L3">
      <style:text-properties style:text-underline-style="none" fo:font-weight="normal" officeooo:rsid="0062b5d6" officeooo:paragraph-rsid="0062b5d6" style:font-weight-asian="normal" style:font-weight-complex="normal"/>
    </style:style>
    <style:style style:name="P23" style:family="paragraph" style:parent-style-name="Standard" style:list-style-name="L3">
      <style:text-properties style:text-underline-style="none" fo:font-weight="normal" officeooo:rsid="0062d0a7" officeooo:paragraph-rsid="0062d0a7" style:font-weight-asian="normal" style:font-weight-complex="normal"/>
    </style:style>
    <style:style style:name="P24" style:family="paragraph" style:parent-style-name="Standard">
      <style:text-properties style:text-underline-style="none" fo:font-weight="normal" officeooo:rsid="0065a0cb" officeooo:paragraph-rsid="0065a0cb" style:font-weight-asian="normal" style:font-weight-complex="normal"/>
    </style:style>
    <style:style style:name="P25" style:family="paragraph" style:parent-style-name="Standard">
      <style:text-properties style:text-underline-style="none" fo:font-weight="bold" officeooo:rsid="002d228b" officeooo:paragraph-rsid="002d228b" style:font-weight-asian="bold" style:font-weight-complex="bold"/>
    </style:style>
    <style:style style:name="P26" style:family="paragraph" style:parent-style-name="Standard">
      <style:text-properties style:text-underline-style="none" fo:font-weight="bold" officeooo:rsid="00313202" officeooo:paragraph-rsid="00313202" style:font-weight-asian="bold" style:font-weight-complex="bold"/>
    </style:style>
    <style:style style:name="P27" style:family="paragraph" style:parent-style-name="Standard">
      <style:text-properties style:text-underline-style="none" fo:font-weight="bold" officeooo:rsid="0035aa1b" officeooo:paragraph-rsid="0035aa1b" style:font-weight-asian="bold" style:font-weight-complex="bold"/>
    </style:style>
    <style:style style:name="P28" style:family="paragraph" style:parent-style-name="Standard">
      <style:text-properties style:text-underline-style="none" fo:font-weight="bold" officeooo:rsid="003e2d28" officeooo:paragraph-rsid="003e2d28" style:font-weight-asian="bold" style:font-weight-complex="bold"/>
    </style:style>
    <style:style style:name="P29" style:family="paragraph" style:parent-style-name="Standard">
      <style:text-properties style:text-underline-style="solid" style:text-underline-width="auto" style:text-underline-color="font-color" fo:font-weight="normal" officeooo:rsid="0035f575" officeooo:paragraph-rsid="0035f575" style:font-weight-asian="normal" style:font-weight-complex="normal"/>
    </style:style>
    <style:style style:name="P30" style:family="paragraph" style:parent-style-name="Standard">
      <style:paragraph-properties fo:break-before="page"/>
      <style:text-properties style:text-underline-style="solid" style:text-underline-width="auto" style:text-underline-color="font-color" fo:font-weight="normal" officeooo:rsid="0035f575" officeooo:paragraph-rsid="0035f575" style:font-weight-asian="normal" style:font-weight-complex="normal"/>
    </style:style>
    <style:style style:name="P31" style:family="paragraph" style:parent-style-name="Standard">
      <style:paragraph-properties fo:break-before="page"/>
      <style:text-properties style:text-underline-style="solid" style:text-underline-width="auto" style:text-underline-color="font-color" fo:font-weight="normal" officeooo:rsid="004534df" officeooo:paragraph-rsid="004534df"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4534df" officeooo:paragraph-rsid="004534df"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508c7e" officeooo:paragraph-rsid="00508c7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0558d05" officeooo:paragraph-rsid="00558d05"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5ed12a" officeooo:paragraph-rsid="005ed12a" style:font-weight-asian="normal" style:font-weight-complex="normal"/>
    </style:style>
    <style:style style:name="P36" style:family="paragraph" style:parent-style-name="Standard">
      <style:text-properties fo:font-size="10pt" fo:font-style="italic" fo:font-weight="bold" officeooo:paragraph-rsid="004534df"/>
    </style:style>
    <style:style style:name="P37" style:family="paragraph" style:parent-style-name="Standard">
      <style:text-properties fo:font-size="10pt" fo:font-style="italic" fo:font-weight="bold" officeooo:paragraph-rsid="006642f2"/>
    </style:style>
    <style:style style:name="P38" style:family="paragraph" style:parent-style-name="Standard">
      <style:text-properties fo:font-size="12pt" fo:font-style="italic" style:text-underline-style="solid" style:text-underline-width="auto" style:text-underline-color="font-color" fo:font-weight="bold" officeooo:rsid="006d5875" officeooo:paragraph-rsid="006d5875" style:font-size-asian="10.5pt" style:font-size-complex="12pt"/>
    </style:style>
    <style:style style:name="P39" style:family="paragraph" style:parent-style-name="Standard">
      <style:text-properties fo:font-size="12pt" fo:font-style="italic" style:text-underline-style="none" fo:font-weight="bold" officeooo:rsid="00729385" officeooo:paragraph-rsid="00729385" style:font-size-asian="10.5pt" style:font-size-complex="12pt"/>
    </style:style>
    <style:style style:name="P40" style:family="paragraph" style:parent-style-name="Standard" style:list-style-name="L5">
      <style:text-properties fo:font-size="12pt" fo:font-style="italic" style:text-underline-style="none" fo:font-weight="bold" officeooo:rsid="00729385" officeooo:paragraph-rsid="00729385" style:font-size-asian="10.5pt" style:font-size-complex="12pt"/>
    </style:style>
    <style:style style:name="P41" style:family="paragraph" style:parent-style-name="Standard">
      <style:text-properties fo:font-size="12pt" fo:font-style="italic" style:text-underline-style="none" fo:font-weight="bold" officeooo:rsid="0076b93d" officeooo:paragraph-rsid="0076b93d" style:font-size-asian="10.5pt" style:font-size-complex="12pt"/>
    </style:style>
    <style:style style:name="P42" style:family="paragraph" style:parent-style-name="Table_20_Contents">
      <style:text-properties fo:font-weight="bold" officeooo:rsid="004534df" officeooo:paragraph-rsid="004534df" style:font-weight-asian="bold" style:font-weight-complex="bold"/>
    </style:style>
    <style:style style:name="P43" style:family="paragraph" style:parent-style-name="Table_20_Contents">
      <style:text-properties fo:font-weight="normal" officeooo:rsid="004534df" officeooo:paragraph-rsid="004534df" style:font-weight-asian="normal" style:font-weight-complex="normal"/>
    </style:style>
    <style:style style:name="P44" style:family="paragraph" style:parent-style-name="Table_20_Contents">
      <style:text-properties fo:font-weight="normal" officeooo:rsid="0067f93d" officeooo:paragraph-rsid="0067f93d"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ed67a" style:font-weight-asian="normal" style:font-weight-complex="normal"/>
    </style:style>
    <style:style style:name="T4" style:family="text">
      <style:text-properties fo:font-weight="normal" officeooo:rsid="00346bda" style:font-weight-asian="normal" style:font-weight-complex="normal"/>
    </style:style>
    <style:style style:name="T5" style:family="text">
      <style:text-properties fo:font-weight="normal" officeooo:rsid="0037f97c" style:font-weight-asian="normal" style:font-weight-complex="normal"/>
    </style:style>
    <style:style style:name="T6" style:family="text">
      <style:text-properties fo:font-weight="normal" officeooo:rsid="00401446" style:font-weight-asian="normal" style:font-weight-complex="normal"/>
    </style:style>
    <style:style style:name="T7" style:family="text">
      <style:text-properties fo:font-weight="normal" officeooo:rsid="00425e16" style:font-weight-asian="normal" style:font-weight-complex="normal"/>
    </style:style>
    <style:style style:name="T8" style:family="text">
      <style:text-properties fo:font-weight="normal" officeooo:rsid="004534df" style:font-size-asian="10pt" style:font-style-asian="italic" style:font-size-complex="10pt" style:font-style-complex="italic"/>
    </style:style>
    <style:style style:name="T9" style:family="text">
      <style:text-properties fo:font-weight="normal" officeooo:rsid="0046ced9" style:font-size-asian="10pt" style:font-style-asian="italic" style:font-size-complex="10pt" style:font-style-complex="italic"/>
    </style:style>
    <style:style style:name="T10" style:family="text">
      <style:text-properties officeooo:rsid="00290f06"/>
    </style:style>
    <style:style style:name="T11" style:family="text">
      <style:text-properties officeooo:rsid="0037f97c"/>
    </style:style>
    <style:style style:name="T12" style:family="text">
      <style:text-properties officeooo:rsid="003c7b4b"/>
    </style:style>
    <style:style style:name="T13" style:family="text">
      <style:text-properties fo:font-style="normal" style:text-underline-style="none" officeooo:rsid="004ca0cb" style:font-size-asian="10pt" style:font-style-asian="normal" style:font-weight-asian="bold" style:font-size-complex="10pt" style:font-style-complex="normal" style:font-weight-complex="bold"/>
    </style:style>
    <style:style style:name="T14" style:family="text">
      <style:text-properties fo:font-style="normal" officeooo:rsid="004ca0cb" style:font-size-asian="10pt" style:font-style-asian="normal" style:font-weight-asian="bold" style:font-size-complex="10pt" style:font-style-complex="normal" style:font-weight-complex="bold"/>
    </style:style>
    <style:style style:name="T15" style:family="text">
      <style:text-properties fo:font-style="normal" fo:font-weight="normal"/>
    </style:style>
    <style:style style:name="T16" style:family="text">
      <style:text-properties fo:font-variant="normal" fo:text-transform="none" fo:color="#343541" loext:opacity="100%" style:font-name="Liberation Serif" fo:letter-spacing="normal" fo:font-style="normal" fo:font-weight="normal" officeooo:rsid="004e8311" style:font-size-asian="10pt" style:font-style-asian="normal" style:font-weight-asian="bold" style:font-size-complex="10pt" style:font-style-complex="normal" style:font-weight-complex="bold"/>
    </style:style>
    <style:style style:name="T17" style:family="text">
      <style:text-properties fo:font-variant="normal" fo:text-transform="none" fo:color="#343541" loext:opacity="100%" style:font-name="Liberation Serif" fo:letter-spacing="normal" fo:font-style="normal" fo:font-weight="normal" style:font-style-asian="normal" style:font-weight-asian="bold" style:font-style-complex="normal" style:font-weight-complex="bold"/>
    </style:style>
    <style:style style:name="T18" style:family="text">
      <style:text-properties fo:font-variant="normal" fo:text-transform="none" fo:color="#343541" loext:opacity="100%" style:font-name="Liberation Serif" fo:letter-spacing="normal" fo:font-style="normal" fo:font-weight="normal" officeooo:rsid="004e8311" style:font-style-asian="normal" style:font-weight-asian="bold" style:font-style-complex="normal" style:font-weight-complex="bold"/>
    </style:style>
    <style:style style:name="T19" style:family="text">
      <style:text-properties fo:font-variant="normal" fo:text-transform="none" fo:color="#343541" loext:opacity="100%" style:font-name="Liberation Serif" fo:letter-spacing="normal" fo:font-style="normal" style:text-underline-style="none" fo:font-weight="normal" officeooo:rsid="004e8311" style:font-size-asian="10pt" style:font-style-asian="normal" style:font-weight-asian="bold" style:font-size-complex="10pt" style:font-style-complex="normal" style:font-weight-complex="bold"/>
    </style:style>
    <style:style style:name="T20" style:family="text">
      <style:text-properties style:text-underline-style="none" fo:font-weight="normal" officeooo:rsid="004534df" style:font-size-asian="10pt" style:font-style-asian="italic" style:font-weight-asian="normal" style:font-size-complex="10pt" style:font-style-complex="italic" style:font-weight-complex="normal"/>
    </style:style>
    <style:style style:name="T21" style:family="text">
      <style:text-properties style:text-underline-style="none" fo:font-weight="normal" officeooo:rsid="0046ced9" style:font-size-asian="10pt" style:font-style-asian="italic" style:font-weight-asian="normal" style:font-size-complex="10pt" style:font-style-complex="italic" style:font-weight-complex="normal"/>
    </style:style>
    <style:style style:name="T22" style:family="text">
      <style:text-properties style:text-underline-style="none" officeooo:rsid="004534df" style:font-size-asian="10pt" style:font-style-asian="italic" style:font-weight-asian="bold" style:font-size-complex="10pt" style:font-style-complex="italic" style:font-weight-complex="bold"/>
    </style:style>
    <style:style style:name="T23" style:family="text">
      <style:text-properties style:text-underline-style="none" officeooo:rsid="004a6e17" style:font-size-asian="10pt" style:font-style-asian="italic" style:font-weight-asian="bold" style:font-size-complex="10pt" style:font-style-complex="italic" style:font-weight-complex="bold"/>
    </style:style>
    <style:style style:name="T24" style:family="text">
      <style:text-properties style:font-name="Liberation Serif" fo:font-style="normal" style:text-underline-style="none" officeooo:rsid="004ca0cb" style:font-size-asian="10pt" style:font-style-asian="normal" style:font-weight-asian="bold" style:font-size-complex="10pt" style:font-style-complex="normal" style:font-weight-complex="bold"/>
    </style:style>
    <style:style style:name="T25" style:family="text">
      <style:text-properties style:font-name="Liberation Serif" fo:font-style="normal" officeooo:rsid="004ca0cb" style:font-size-asian="10pt" style:font-style-asian="normal" style:font-weight-asian="bold" style:font-size-complex="10pt" style:font-style-complex="normal" style:font-weight-complex="bold"/>
    </style:style>
    <style:style style:name="T26" style:family="text">
      <style:text-properties style:font-name="Liberation Serif" fo:font-style="normal" fo:font-weight="normal" officeooo:rsid="006642f2" style:font-size-asian="10pt" style:font-style-asian="normal" style:font-weight-asian="normal" style:font-size-complex="10pt" style:font-style-complex="normal" style:font-weight-complex="normal"/>
    </style:style>
    <style:style style:name="T27" style:family="text">
      <style:text-properties officeooo:rsid="00571c7a"/>
    </style:style>
    <style:style style:name="T28" style:family="text">
      <style:text-properties officeooo:rsid="00612346"/>
    </style:style>
    <style:style style:name="T29" style:family="text">
      <style:text-properties officeooo:rsid="0062d0a7"/>
    </style:style>
    <style:style style:name="T30" style:family="text">
      <style:text-properties officeooo:rsid="00645692"/>
    </style:style>
    <style:style style:name="T31" style:family="text">
      <style:text-properties officeooo:rsid="004534df" style:font-size-asian="10pt" style:font-style-asian="italic" style:font-weight-asian="bold" style:font-size-complex="10pt" style:font-style-complex="italic" style:font-weight-complex="bold"/>
    </style:style>
    <style:style style:name="T32" style:family="text">
      <style:text-properties officeooo:rsid="004a6e17" style:font-size-asian="10pt" style:font-style-asian="italic" style:font-weight-asian="bold" style:font-size-complex="10pt" style:font-style-complex="italic" style:font-weight-complex="bold"/>
    </style:style>
    <style:style style:name="T33" style:family="text">
      <style:text-properties officeooo:rsid="006642f2" style:font-size-asian="10pt" style:font-style-asian="italic" style:font-weight-asian="bold" style:font-size-complex="10pt" style:font-style-complex="italic" style:font-weight-complex="bold"/>
    </style:style>
    <style:style style:name="T34" style:family="text">
      <style:text-properties fo:color="#343541" loext:opacity="100%" style:font-name="Liberation Serif" style:font-style-asian="normal" style:font-weight-asian="bold" style:font-style-complex="normal" style:font-weight-complex="bold"/>
    </style:style>
    <style:style style:name="T35" style:family="text">
      <style:text-properties fo:font-style="italic" style:font-style-asian="italic" style:font-style-complex="italic"/>
    </style:style>
    <style:style style:name="T36" style:family="text">
      <style:text-properties officeooo:rsid="007af70f"/>
    </style:style>
    <style:style style:name="T37"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rraform Foundational knowledge</text:p>
      <text:p text:style-name="P1"/>
      <text:p text:style-name="P2">We configure and manage our infrastructure using code, being <text:span text:style-name="T1">declarative style configuration files</text:span> using the hasicorp programming language. What makes this programming language unique is the declarative style such as declaring the desired options for our infrastructure we wish to create. </text:p>
      <text:p text:style-name="P2"/>
      <text:p text:style-name="P3">We mentioned declarative style configuration files, in terraform we use the <text:span text:style-name="T1">.tf files </text:span>to create our infrastructure as code.</text:p>
      <text:p text:style-name="P3"/>
      <text:p text:style-name="P4">I like to think of terraform as an infrastructure as code cloud agnostic tool. Thus in order to interact with cloud providers Terraform needs the <text:span text:style-name="T1">provider</text:span> plugins in order to get access and be able to interact with that cloud provider.</text:p>
      <text:p text:style-name="P4"/>
      <text:p text:style-name="P11">The term <text:span text:style-name="T1">resources </text:span>in terraform essentially represent infrastructure components. In our infrastructure we want components of the infrastructure which we want to manage, resources can be various things such as cloud instances, virtual machines, databases, networks, security groups etc. Resources are defined in a block with attributes and parameters.</text:p>
      <text:p text:style-name="P11"/>
      <text:p text:style-name="P12">Terraform also has the use of variables. Which we already know the benefits of variables, and can also place variables in external files, and reference them in the main file. Or override their values when running terraform, or even reference variables within main file itself, which I assume is in memory referencing, as it’s getting the variable from a variable with already assumed loaded data, or maybe it’s a pointer. <text:span text:style-name="T10">Variables also have prescendence, just like ansible, so some variables take priority and can be overwritten by another declaration.</text:span></text:p>
      <text:p text:style-name="P12"/>
      <text:p text:style-name="P25">Data sources <text:span text:style-name="T2">are a way to query for information from existing infrastructure which is outside the domain control of our terraform application. </text:span><text:span text:style-name="T3">For example using a data source to retrieve information from providers such as about resources like buckets, security groups, instances etc.</text:span></text:p>
      <text:p text:style-name="P25"><text:span text:style-name="T3"/></text:p>
      <text:p text:style-name="P26">Modules <text:span text:style-name="T2"><text:s/>seem similar to functions, as they allow us to encapsulate our declarative code into modules, which then enable them to be easier to maintain, test and increase readability, as well as being able to place them in external files, they essentially seem to behave like function. </text:span><text:span text:style-name="T4">And thus allowing us to re-use code as well, and thus reduce duplication in our code, thus making it easier to read and maintain and test.</text:span></text:p>
      <text:p text:style-name="P26"><text:span text:style-name="T4"/></text:p>
      <text:p text:style-name="P27"><text:span text:style-name="T4">T</text:span><text:span text:style-name="T2">he Foundational commands in terraform are </text:span>terraform init: <text:span text:style-name="T5">This initializing the project. </text:span><text:span text:style-name="T11">Terraform plan </text:span><text:span text:style-name="T5">will preview changes and then </text:span><text:span text:style-name="T11">terraform apply</text:span><text:span text:style-name="T5"> to create our infrastructure. Every time we perform a modification terraform will destroy and rebuild in order to make sure everything is consistent for safe measure.</text:span></text:p>
      <text:p text:style-name="P27"/>
      <text:p text:style-name="P14">We need information, in order to run, debug and make sure our infrastructure is performing to expectations, this is where <text:span text:style-name="T1">State management </text:span>comes in, as the name suggests, the state management feature of terraform stores the state of our infrastructure in state file called <text:span text:style-name="T1">terraform.tfstate. </text:span>The type of content you will find in this file meta data, resources etc, allowing us to <text:span text:style-name="T12">make changes to our desire by analysing the state of our infrastructure.</text:span></text:p>
      <text:p text:style-name="P14"/>
      <text:p text:style-name="P28">Terraform plan <text:span text:style-name="T2">command creates an execution plan, that shows changes made to infrastructure, the changes are displayed similar to a source control tool such as git, and merges any changes into our infrastructure as code file. </text:span><text:span text:style-name="T6">The execution plan also contains information about resource creation, modification and deletion. <text:s/></text:span><text:span text:style-name="T7">Version control.</text:span></text:p>
      <text:p text:style-name="P28"><text:span text:style-name="T7"/></text:p>
      <text:p text:style-name="P36"><text:span text:style-name="T20">Reference </text:span><text:span text:style-name="T21">used</text:span><text:span text:style-name="T20">: </text:span><text:span text:style-name="T22">R1. </text:span><text:span text:style-name="T23">(refer to reference table) </text:span><text:span text:style-name="T13">with the question: </text:span><text:span text:style-name="T24">“</text:span><text:span text:style-name="T19">terraform basics”</text:span></text:p>
      <text:p text:style-name="P28"><text:soft-page-break/><text:span text:style-name="T7"/></text:p>
      <text:p text:style-name="P27"/>
      <text:p text:style-name="P33">Example project <text:span text:style-name="T36">Create a Go-developer server for Go developers to ssh and do work in</text:span></text:p>
      <text:p text:style-name="P33"/>
      <text:p text:style-name="P34">brief</text:p>
      <text:p text:style-name="P16">I will be using terraform as my IAC tool, and manage and create my infrastructure using an AWS provider. <text:span text:style-name="T27">My infrastructure will contain the following infrastructure components:</text:span></text:p>
      <text:p text:style-name="P16"/>
      <text:list text:style-name="L2">
        <text:list-item>
          <text:p text:style-name="P17">Virtual private cloud</text:p>
        </text:list-item>
        <text:list-item>
          <text:p text:style-name="P17">a subnet</text:p>
        </text:list-item>
        <text:list-item>
          <text:p text:style-name="P17">two instances within subnet </text:p>
        </text:list-item>
        <text:list-item>
          <text:p text:style-name="P17">route the subnet so it’s connected to the internet</text:p>
        </text:list-item>
        <text:list-item>
          <text:p text:style-name="P17">security group for the two instances</text:p>
        </text:list-item>
      </text:list>
      <text:p text:style-name="P18"/>
      <text:p text:style-name="P18"/>
      <text:p text:style-name="P19">I will be pasting my code in this document as well as references used.</text:p>
      <text:p text:style-name="P19"/>
      <text:p text:style-name="P35">What is a virtual private cloud and how to create one in terraform</text:p>
      <text:p text:style-name="P35"/>
      <text:p text:style-name="P20">A virtual private network is our very own network, given to us by a cloud provider, it’s a subset of the cloud providers virtual network, and it’s kinda analogous to renting a house owned by a landlord , <text:s/>We have our own space essentially to create our own network and add whatever devices we want and configure how we want. <text:span text:style-name="T28">Our own network infrastructure.</text:span></text:p>
      <text:p text:style-name="P20"/>
      <text:p text:style-name="P21">VPC characteristics:</text:p>
      <text:list text:style-name="L3">
        <text:list-item>
          <text:p text:style-name="P22">network isolation, meaning <text:span text:style-name="T29">our networks are isolated, being beneficial in regards to safely</text:span></text:p>
        </text:list-item>
        <text:list-item>
          <text:p text:style-name="P23">We can also provide private IPs to our virtual private networks</text:p>
        </text:list-item>
        <text:list-item>
          <text:p text:style-name="P23">Create subnetworks of our network</text:p>
        </text:list-item>
        <text:list-item>
          <text:p text:style-name="P23">Create route tables to determine how network traffic is handled between subnets and their subnets and if they have access to the internet for example, through a <text:span text:style-name="T30">network </text:span>gateway.</text:p>
        </text:list-item>
      </text:list>
      <text:p text:style-name="P24">And many other characteristics.</text:p>
      <text:p text:style-name="P24"/>
      <text:p text:style-name="P37"><text:span text:style-name="T8">Reference </text:span><text:span text:style-name="T9">used</text:span><text:span text:style-name="T8">: </text:span><text:span text:style-name="T31">R</text:span><text:span text:style-name="T33">2</text:span><text:span text:style-name="T31">. </text:span><text:span text:style-name="T32">(refer to reference table) </text:span><text:span text:style-name="T14">with the question: </text:span><text:span text:style-name="T25">“</text:span><text:span text:style-name="T26">what is a virtual private cloud</text:span><text:span text:style-name="T16">”.</text:span></text:p>
      <text:p text:style-name="P37"><text:span text:style-name="T16"/></text:p>
      <text:p text:style-name="P37"><text:span text:style-name="T16"/></text:p>
      <text:p text:style-name="P38"><text:span text:style-name="T18">C</text:span><text:span text:style-name="T17">reating virtual private network</text:span></text:p>
      <text:p text:style-name="P38"><text:span text:style-name="T17"/></text:p>
      <text:p text:style-name="P39"><text:span text:style-name="T17">Let’s create a main.tf terraform file with the following contents:</text:span></text:p>
      <text:list text:style-name="L5">
        <text:list-item>
          <text:p text:style-name="P40"><text:span text:style-name="T17">declare aws as the provider and create a virtual private network:</text:span></text:p>
        </text:list-item>
      </text:list>
      <text:p text:style-name="P39"><text:span text:style-name="T17"/></text:p>
      <text:p text:style-name="P7"><text:span text:style-name="T34"/></text:p>
      <text:p text:style-name="P8"><text:span text:style-name="T35">#Declare the provider being aws, and we provide the region variable which is in our external variable file</text:span></text:p>
      <text:p text:style-name="P5">provider "aws" {</text:p>
      <text:p text:style-name="P9"><text:s text:c="8"/><text:span text:style-name="T15">region=var.region</text:span></text:p>
      <text:p text:style-name="P6">}</text:p>
      <text:p text:style-name="Text_20_body"><text:line-break/><text:line-break/></text:p>
      <text:p text:style-name="P39"><text:span text:style-name="T17"/></text:p>
      <text:p text:style-name="P41"><text:soft-page-break/><text:span text:style-name="T17">We then need to create the Virtual private network resource. We</text:span></text:p>
      <text:p text:style-name="P41"><text:span text:style-name="T17"/></text:p>
      <text:p text:style-name="P41"><text:span text:style-name="T17"/></text:p>
      <text:p text:style-name="P41"><text:span text:style-name="T17"/></text:p>
      <text:p text:style-name="P41"><text:a xlink:type="simple" xlink:href="https://registry.terraform.io/providers/hashicorp/aws/latest/docs/resources/vpc" text:style-name="Internet_20_link" text:visited-style-name="Visited_20_Internet_20_Link"><text:span text:style-name="T17">https://registry.terraform.io/providers/hashicorp/aws/latest/docs/resources/vpc</text:span></text:a></text:p>
      <text:p text:style-name="P41"><text:span text:style-name="T17"/></text:p>
      <text:p text:style-name="P41"><text:a xlink:type="simple" xlink:href="https://registry.terraform.io/providers/hashicorp/aws/latest/docs/resources/subnet" text:style-name="Internet_20_link" text:visited-style-name="Visited_20_Internet_20_Link"><text:span text:style-name="T17">https://registry.terraform.io/providers/hashicorp/aws/latest/docs/resources/subnet</text:span></text:a></text:p>
      <text:p text:style-name="P41"><text:span text:style-name="T17"/></text:p>
      <text:p text:style-name="P41"><text:a xlink:type="simple" xlink:href="https://registry.terraform.io/providers/hashicorp/aws/latest/docs/resources/security_group" text:style-name="Internet_20_link" text:visited-style-name="Visited_20_Internet_20_Link"><text:span text:style-name="T17">https://registry.terraform.io/providers/hashicorp/aws/latest/docs/resources/security_group</text:span></text:a></text:p>
      <text:p text:style-name="P41"><text:span text:style-name="T17"/></text:p>
      <text:p text:style-name="P41"><text:a xlink:type="simple" xlink:href="https://registry.terraform.io/providers/hashicorp/aws/latest/docs/resources/instance" text:style-name="Internet_20_link" text:visited-style-name="Visited_20_Internet_20_Link"><text:span text:style-name="T17">https://registry.terraform.io/providers/hashicorp/aws/latest/docs/resources/instance</text:span></text:a></text:p>
      <text:p text:style-name="P41"><text:span text:style-name="T17"/></text:p>
      <text:p text:style-name="P41"><text:a xlink:type="simple" xlink:href="https://registry.terraform.io/providers/hashicorp/aws/latest/docs/resources/instance" text:style-name="Internet_20_link" text:visited-style-name="Visited_20_Internet_20_Link"><text:span text:style-name="T17">https://registry.terraform.io/providers/hashicorp/aws/latest/docs/resources/instance</text:span></text:a></text:p>
      <text:p text:style-name="P41"><text:span text:style-name="T17"/></text:p>
      <text:p text:style-name="P41"><text:a xlink:type="simple" xlink:href="https://registry.terraform.io/providers/hashicorp/aws/latest/docs" text:style-name="Internet_20_link" text:visited-style-name="Visited_20_Internet_20_Link"><text:span text:style-name="T17">https://registry.terraform.io/providers/hashicorp/aws/latest/docs</text:span></text:a></text:p>
      <text:p text:style-name="P41"><text:span text:style-name="T17"/></text:p>
      <text:p text:style-name="P41"><text:a xlink:type="simple" xlink:href="https://cloud-images.ubuntu.com/locator/ec2/" text:style-name="Internet_20_link" text:visited-style-name="Visited_20_Internet_20_Link"><text:span text:style-name="T17">https://cloud-images.ubuntu.com/locator/ec2/</text:span></text:a></text:p>
      <text:p text:style-name="P41"><text:span text:style-name="T17"/></text:p>
      <text:p text:style-name="P41"><text:a xlink:type="simple" xlink:href="https://www.andreagrandi.it/2017/08/25/getting-latest-ubuntu-ami-with-terraform/" text:style-name="Internet_20_link" text:visited-style-name="Visited_20_Internet_20_Link"><text:span text:style-name="T17">https://www.andreagrandi.it/2017/08/25/getting-latest-ubuntu-ami-with-terraform/</text:span></text:a></text:p>
      <text:p text:style-name="P41"><text:span text:style-name="T17"/></text:p>
      <text:p text:style-name="P41"><text:a xlink:type="simple" xlink:href="https://stackoverflow.com/questions/48881459/how-to-display-public-ip-of-ec2-instance-after-terraform-creation" text:style-name="Internet_20_link" text:visited-style-name="Visited_20_Internet_20_Link"><text:span text:style-name="T17">https://stackoverflow.com/questions/48881459/how-to-display-public-ip-of-ec2-instance-after-terraform-creation</text:span></text:a></text:p>
      <text:p text:style-name="P41"><text:span text:style-name="T17"/></text:p>
      <text:p text:style-name="P41"><text:span text:style-name="T17"/></text:p>
      <text:p text:style-name="P31">Reference table</text:p>
      <text:p text:style-name="P32"/>
      <table:table table:name="Table1" table:style-name="Table1">
        <table:table-column table:style-name="Table1.A" table:number-columns-repeated="2"/>
        <table:table-row>
          <table:table-cell table:style-name="Table1.A1" office:value-type="string">
            <text:p text:style-name="P42">Key</text:p>
          </table:table-cell>
          <table:table-cell table:style-name="Table1.B1" office:value-type="string">
            <text:p text:style-name="P42">Reference</text:p>
          </table:table-cell>
        </table:table-row>
        <table:table-row>
          <table:table-cell table:style-name="Table1.A2" office:value-type="string">
            <text:p text:style-name="P43">R1.</text:p>
          </table:table-cell>
          <table:table-cell table:style-name="Table1.B2" office:value-type="string">
            <text:p text:style-name="P43"><text:a xlink:type="simple" xlink:href="https://chat.openai.com/c/29da2eba-af21-4b9d-ac96-a6510fa60cd1" text:style-name="Internet_20_link" text:visited-style-name="Visited_20_Internet_20_Link">https://chat.openai.com/c/29da2eba-af21-4b9d-ac96-a6510fa60cd1</text:a> </text:p>
          </table:table-cell>
        </table:table-row>
        <table:table-row>
          <table:table-cell table:style-name="Table1.A2" office:value-type="string">
            <text:p text:style-name="P44">R2.</text:p>
          </table:table-cell>
          <table:table-cell table:style-name="Table1.B2" office:value-type="string">
            <text:p text:style-name="P43"><text:a xlink:type="simple" xlink:href="https://chat.openai.com/c/08f11d81-9607-4d14-a814-b78d3ce148d7" text:style-name="Internet_20_link" text:visited-style-name="Visited_20_Internet_20_Link">https://chat.openai.com/c/08f11d81-9607-4d14-a814-b78d3ce148d7</text:a></text:p>
          </table:table-cell>
        </table:table-row>
        <table:table-row>
          <table:table-cell table:style-name="Table1.A2" office:value-type="string">
            <text:p text:style-name="P44"/>
          </table:table-cell>
          <table:table-cell table:style-name="Table1.B2" office:value-type="string">
            <text:p text:style-name="P43"/>
          </table:table-cell>
        </table:table-row>
      </table:table>
      <text:p text:style-name="P15"/>
      <text:p text:style-name="P29"/>
      <text:p text:style-name="P29"/>
      <text:p text:style-name="P29"/>
      <text:p text:style-name="P29"/>
      <text:p text:style-name="P29"/>
      <text:p text:style-name="P29"/>
      <text:p text:style-name="P30">Example project</text:p>
      <text:p text:style-name="P29"/>
      <text:p text:style-name="P13">Create our infrastructure, I want a VPC, with a subnet with two nodes on, and a load balancer, redirecring to my source code project, that they can run, and then use docker to deploy or ansi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8T10:09:29.650865991</meta:creation-date>
    <dc:date>2023-05-18T15:04:01.910559508</dc:date>
    <meta:editing-duration>PT4H52M13S</meta:editing-duration>
    <meta:editing-cycles>74</meta:editing-cycles>
    <meta:generator>LibreOffice/7.4.5.1$Linux_X86_64 LibreOffice_project/40$Build-1</meta:generator>
    <meta:document-statistic meta:table-count="1" meta:image-count="0" meta:object-count="0" meta:page-count="5" meta:paragraph-count="57" meta:word-count="903" meta:character-count="6366" meta:non-whitespace-character-count="5513"/>
  </office:meta>
</office:document-meta>
</file>